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/>
    </style:style>
    <style:style style:name="T1" style:family="text">
      <style:text-properties officeooo:rsid="001be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y client's name is </text:span><text:span text:style-name="T1"><text:text-input text:description="Template">@Model.Name</text:text-input></text:span><text:span text:style-name="T1">. 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7:17:09.587000000</dc:date>
    <meta:generator>LibreOffice/4.2.5.2$Windows_x86 LibreOffice_project/61cb170a04bb1f12e77c884eab9192be736ec5f5</meta:generator>
    <meta:editing-duration>PT5S</meta:editing-duration>
    <meta:editing-cycles>19</meta:editing-cycles>
    <meta:document-statistic meta:table-count="0" meta:image-count="0" meta:object-count="0" meta:page-count="1" meta:paragraph-count="1" meta:word-count="8" meta:character-count="35" meta:non-whitespace-character-count="30"/>
    <meta:user-defined meta:name="ModelType">TestProject.BasicModel,TestProject</meta:user-defined>
  </office:meta>
</office:document-meta>
</file>